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3.7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936cm"/>
    </style:style>
    <style:style style:name="co6" style:family="table-column">
      <style:table-column-properties fo:break-before="auto" style:column-width="3.762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5"/>
        <table:table-column table:style-name="co6" table:default-cell-style-name="ce5"/>
        <table:table-column table:style-name="co1" table:number-columns-repeated="1017" table:default-cell-style-name="Default"/>
        <table:table-row table:style-name="ro3">
          <table:table-cell table:style-name="ce1" office:value-type="string">
            <text:p>Taulu</text:p>
          </table:table-cell>
          <table:table-cell table:style-name="ce1" office:value-type="string">
            <text:p>Etunimet</text:p>
          </table:table-cell>
          <table:table-cell table:style-name="ce1" office:value-type="string">
            <text:p>Sukunimi</text:p>
          </table:table-cell>
          <table:table-cell table:style-name="ce1" office:value-type="string">
            <text:p>Sukupuoli</text:p>
          </table:table-cell>
          <table:table-cell table:style-name="ce2" office:value-type="string">
            <text:p>Syntyi</text:p>
          </table:table-cell>
          <table:table-cell table:style-name="ce4" office:value-type="string">
            <text:p>Syntypaikka</text:p>
          </table:table-cell>
          <table:table-cell table:style-name="ce4" office:value-type="string">
            <text:p>Lapset</text:p>
          </table:table-cell>
          <table:table-cell table:style-name="ce1" office:value-type="string">
            <text:p>Puoliso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A202</text:p>
          </table:table-cell>
          <table:table-cell office:value-type="string">
            <text:p>Henrika Wilhelmina</text:p>
          </table:table-cell>
          <table:table-cell office:value-type="string">
            <text:p>Johansdr</text:p>
          </table:table-cell>
          <table:table-cell office:value-type="string">
            <text:p>N</text:p>
          </table:table-cell>
          <table:table-cell office:value-type="date" office:date-value="1878-03-01">
            <text:p>01.03.1878</text:p>
          </table:table-cell>
          <table:table-cell office:value-type="string">
            <text:p>Jokioinen, Minkiö, Uotila</text:p>
          </table:table-cell>
          <table:table-cell table:number-columns-repeated="1018"/>
        </table:table-row>
        <table:table-row table:style-name="ro3">
          <table:table-cell office:value-type="string">
            <text:p>A405</text:p>
          </table:table-cell>
          <table:table-cell office:value-type="string">
            <text:p>Johan Eliasson</text:p>
          </table:table-cell>
          <table:table-cell office:value-type="string">
            <text:p>Hiitilä</text:p>
          </table:table-cell>
          <table:table-cell/>
          <table:table-cell office:value-type="date" office:date-value="1806-08-01">
            <text:p>01.08.1806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406</text:p>
          </table:table-cell>
          <table:table-cell office:value-type="string">
            <text:p>Justina</text:p>
          </table:table-cell>
          <table:table-cell office:value-type="string">
            <text:p>Jacobsdr (tv)</text:p>
          </table:table-cell>
          <table:table-cell office:value-type="string">
            <text:p>N</text:p>
          </table:table-cell>
          <table:table-cell office:value-type="date" office:date-value="1813-10-26">
            <text:p>26.10.1813</text:p>
          </table:table-cell>
          <table:table-cell office:value-type="string">
            <text:p>Tammela</text:p>
          </table:table-cell>
          <table:table-cell table:number-columns-repeated="1018"/>
        </table:table-row>
        <table:table-row table:style-name="ro3">
          <table:table-cell office:value-type="string">
            <text:p>A509</text:p>
          </table:table-cell>
          <table:table-cell office:value-type="string">
            <text:p>Elias</text:p>
          </table:table-cell>
          <table:table-cell office:value-type="string">
            <text:p>Eliasson</text:p>
          </table:table-cell>
          <table:table-cell/>
          <table:table-cell office:value-type="date" office:date-value="1782-04-09">
            <text:p>08.04.1782</text:p>
          </table:table-cell>
          <table:table-cell office:value-type="string">
            <text:p>Tammela</text:p>
          </table:table-cell>
          <table:table-cell office:value-type="string">
            <text:p>Johan Hiitilä A405</text:p>
          </table:table-cell>
          <table:table-cell table:number-columns-repeated="1017"/>
        </table:table-row>
        <table:table-row table:style-name="ro3">
          <table:table-cell office:value-type="string">
            <text:p>A303</text:p>
          </table:table-cell>
          <table:table-cell office:value-type="string">
            <text:p>Johannes </text:p>
          </table:table-cell>
          <table:table-cell office:value-type="string">
            <text:p>Johannsson</text:p>
          </table:table-cell>
          <table:table-cell/>
          <table:table-cell office:value-type="date" office:date-value="1838-10-14">
            <text:p>14.10.1838</text:p>
          </table:table-cell>
          <table:table-cell office:value-type="string">
            <text:p>Tammela, Hevoniemi, Mansikkaniemi, Hiitilä</text:p>
          </table:table-cell>
          <table:table-cell table:number-columns-repeated="1018"/>
        </table:table-row>
        <table:table-row table:style-name="ro4">
          <table:table-cell office:value-type="string">
            <text:p>A999</text:p>
          </table:table-cell>
          <table:table-cell office:value-type="string">
            <text:p>testi</text:p>
          </table:table-cell>
          <table:table-cell office:value-type="string">
            <text:p>tyyppi</text:p>
          </table:table-cell>
          <table:table-cell table:number-columns-repeated="1021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uku.A1:Suku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28.12.2015</text:date>, <text:time>17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creator>Pertti Kulmala</dc:creator>
    <dc:date>2015-12-28T17:12:13.53</dc:date>
    <meta:editing-cycles>19</meta:editing-cycles>
    <meta:editing-duration>PT4H57M27S</meta:editing-duration>
    <meta:generator>OpenOffice/4.0.1$Win32 OpenOffice.org_project/401m5$Build-9714</meta:generator>
    <meta:document-statistic meta:table-count="2" meta:cell-count="39" meta:object-count="0"/>
  </office:meta>
</office:document-meta>
</file>